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Aufgabe 5A</text:p>
        </text:list-item>
        <text:list-item>
          <text:p text:style-name="P1">Aufgabe 5B</text:p>
        </text:list-item>
        <text:list-item>
          <text:p text:style-name="P1">restliche SQL-Übungen beenden (bis inkl. - CREATE - ALTER, INSERT, UPDATE, DELETE )</text:p>
        </text:list-item>
        <text:list-item>
          <text:p text:style-name="P1">optional <text:s/>Übungen 5C</text:p>
        </text:list-item>
      </text:list>
      <text:p text:style-name="Standard"/>
      <text:p text:style-name="Standard">Treffpunkt 14:00 </text:p>
      <text:p text:style-name="Standard"/>
      <text:p text:style-name="Standard">45 Min für Stellen-Recherche udn ProfilUpdat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Carlito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Carlito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6T11:05:59.337569052</meta:creation-date>
    <dc:date>2025-05-16T14:01:53.803817397</dc:date>
    <meta:editing-duration>PT2H55M15S</meta:editing-duration>
    <meta:editing-cycles>3</meta:editing-cycles>
    <meta:generator>Collabora_Office/24.04.13.3$Linux_X86_64 LibreOffice_project/cdcd03782bd25d2386546eda84b673742c8c8916</meta:generator>
    <meta:document-statistic meta:table-count="0" meta:image-count="0" meta:object-count="0" meta:page-count="1" meta:paragraph-count="6" meta:word-count="32" meta:character-count="189" meta:non-whitespace-character-count="165"/>
  </office:meta>
</office:document-meta>
</file>